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end" style:justify-single-word="false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rber Shop Simulation</text:span></text:p>
      <text:p text:style-name="P3"/>
      <text:p text:style-name="P3">Introduction:</text:p>
      <text:p text:style-name="Standard"><text:span text:style-name="T2"><text:tab/></text:span>Barber shop is a graphical simulation for entertainment. It is designed in C++ using TurboC++ compiler in a Data Structure assignment. In this simulation Customers will enter the shop and leave it after being served.</text:p>
      <text:p text:style-name="Standard"/>
      <text:p text:style-name="P3">Requirements:</text:p>
      <text:p text:style-name="Standard"><text:tab/>As it is designed using TurboC++ so you should have TurboC++ compiler installed in your system in its default directory <text:span text:style-name="T3">“C:/TC”</text:span> to run this simulation. It can be provided to you on your demand.</text:p>
      <text:p text:style-name="Standard"/>
      <text:p text:style-name="P3">How to use:</text:p>
      <text:p text:style-name="Standard"><text:tab/>This simulation is much more user friendly. A message will be displayed when a Customer will enter the shop then simulation will wait until you enter his/her name. Then it will display a list of barbers working in this shop. You just have to press the barber number displayed with his name. Similarly choose service which you want (shave or hair cut).</text:p>
      <text:p text:style-name="Standard"><text:span text:style-name="T4">Remember:</text:span> type “exit” as a Customer name to exit from the simulation.</text:p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Sohail Ahmad</meta:initial-creator>
    <meta:creation-date>2005-11-06T19:28:00</meta:creation-date>
    <dc:date>2024-06-10T22:44:42.302956459</dc:date>
    <meta:editing-cycles>6</meta:editing-cycles>
    <meta:editing-duration>PT26M53S</meta:editing-duration>
    <meta:document-statistic meta:table-count="0" meta:image-count="0" meta:object-count="0" meta:page-count="1" meta:paragraph-count="8" meta:word-count="151" meta:character-count="891" meta:non-whitespace-character-count="745"/>
    <meta:generator>LibreOffice/24.2.3.2$Linux_X86_64 LibreOffice_project/420$Build-2</meta:generator>
  </office:meta>
</office:document-meta>
</file>